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rCleanRepo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brCleanRepo.cleanDocument( Element el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brCleanRepo.init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rCleanRepo.writeToFile( URI outputFilename , Node treeToBeWri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ObrCleanRepo.normalizeRepositoryPath( String obrPath , String maven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brCleanRepo.parseFile( File file , DocumentBuilder constru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